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Price</mi>
        <mo stretchy="false">=</mo>
        <mi mathvariant="italic">THC</mi>
      </mrow>
      <mrow>
        <mtext>%</mtext>
        <mo stretchy="false">+</mo>
        <msub>
          <mi mathvariant="italic">Rating</mi>
          <mi>D</mi>
        </msub>
        <mo stretchy="false">+</mo>
        <msub>
          <mi mathvariant="italic">License</mi>
          <mi>D</mi>
        </msub>
        <mo stretchy="false">+</mo>
        <mrow>
          <munderover>
            <mo stretchy="false">∑</mo>
            <mrow>
              <mi>r</mi>
              <mo stretchy="false">=</mo>
              <mn>1</mn>
            </mrow>
            <mi>R</mi>
          </munderover>
          <mi>D</mi>
        </mrow>
        <mo stretchy="false">+</mo>
        <mrow>
          <munderover>
            <mo stretchy="false">∑</mo>
            <mrow>
              <mi>t</mi>
              <mo stretchy="false">=</mo>
              <mn>1</mn>
            </mrow>
            <mi>T</mi>
          </munderover>
          <mi>D</mi>
        </mrow>
      </mrow>
    </mrow>
    <annotation encoding="StarMath 5.0">Price =  THC% + Rating_{D} + License_{ D } + sum from{r=1} to{R}  D + sum from{t=1} to{T}  D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4:17:14.195107235</meta:creation-date>
    <dc:date>2018-07-20T08:48:11.990161776</dc:date>
    <meta:editing-duration>PT1M7S</meta:editing-duration>
    <meta:editing-cycles>2</meta:editing-cycles>
    <meta:generator>LibreOffice/6.0.5.2$MacOSX_X86_64 LibreOffice_project/54c8cbb85f300ac59db32fe8a675ff7683cd5a16</meta:generator>
  </office:meta>
</office:document-meta>
</file>